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officeooo:rsid="001037db" officeooo:paragraph-rsid="001037db" style:font-size-asian="22pt" style:font-size-complex="22pt"/>
    </style:style>
    <style:style style:name="P2" style:family="paragraph" style:parent-style-name="Standard">
      <style:text-properties fo:color="#cc0000" fo:font-size="18pt" officeooo:rsid="001037db" officeooo:paragraph-rsid="001037db" fo:background-color="transparent" style:font-size-asian="15.75pt" style:font-size-complex="18pt"/>
    </style:style>
    <style:style style:name="P3" style:family="paragraph" style:parent-style-name="Standard">
      <style:text-properties fo:color="#772953" fo:font-size="26pt" style:text-underline-style="none" fo:font-weight="bold" officeooo:rsid="0012ffda" officeooo:paragraph-rsid="0012ffda" fo:background-color="transparent" style:font-size-asian="26pt" style:font-weight-asian="bold" style:font-size-complex="26pt" style:font-weight-complex="bold"/>
    </style:style>
    <style:style style:name="P4" style:family="paragraph" style:parent-style-name="Standard">
      <style:text-properties fo:color="#000000" fo:font-size="20pt" style:text-underline-style="none" fo:font-weight="normal" officeooo:rsid="0012ffda" officeooo:paragraph-rsid="0012ffda" fo:background-color="transparent" style:font-size-asian="20pt" style:font-weight-asian="normal" style:font-size-complex="20pt" style:font-weight-complex="normal"/>
    </style:style>
    <style:style style:name="P5" style:family="paragraph" style:parent-style-name="Standard">
      <style:text-properties fo:color="#000000" fo:font-size="20pt" style:text-underline-style="none" fo:font-weight="normal" officeooo:rsid="0013a427" officeooo:paragraph-rsid="0013a427" fo:background-color="transparent" style:font-size-asian="20pt" style:font-weight-asian="normal" style:font-size-complex="20pt" style:font-weight-complex="normal"/>
    </style:style>
    <style:style style:name="P6" style:family="paragraph" style:parent-style-name="Standard">
      <style:text-properties fo:color="#000000" fo:font-size="20pt" style:text-underline-style="none" fo:font-weight="normal" officeooo:rsid="0013d6d9" officeooo:paragraph-rsid="0013d6d9" fo:background-color="transparent" style:font-size-asian="20pt" style:font-weight-asian="normal" style:font-size-complex="20pt" style:font-weight-complex="normal"/>
    </style:style>
    <style:style style:name="P7" style:family="paragraph" style:parent-style-name="Standard">
      <style:text-properties fo:color="#000000" fo:font-size="20pt" style:text-underline-style="none" fo:font-weight="normal" officeooo:rsid="0014d056" officeooo:paragraph-rsid="0014d056" fo:background-color="transparent" style:font-size-asian="17.5pt" style:font-weight-asian="normal" style:font-size-complex="20pt" style:font-weight-complex="normal"/>
    </style:style>
    <style:style style:name="P8" style:family="paragraph" style:parent-style-name="Standard">
      <style:text-properties fo:color="#000000" fo:font-size="20pt" style:text-underline-style="none" fo:font-weight="normal" officeooo:rsid="001683d7" officeooo:paragraph-rsid="001683d7" fo:background-color="transparent" style:font-size-asian="17.5pt" style:font-weight-asian="normal" style:font-size-complex="20pt" style:font-weight-complex="normal"/>
    </style:style>
    <style:style style:name="P9" style:family="paragraph" style:parent-style-name="Standard">
      <style:text-properties fo:color="#000000" fo:font-size="20pt" style:text-underline-style="none" fo:font-weight="normal" officeooo:rsid="00154635" officeooo:paragraph-rsid="00154635" fo:background-color="transparent" style:font-size-asian="17.5pt" style:font-weight-asian="normal" style:font-size-complex="20pt" style:font-weight-complex="normal"/>
    </style:style>
    <style:style style:name="P10" style:family="paragraph" style:parent-style-name="Standard">
      <style:text-properties fo:color="#000000" fo:font-size="20pt" style:text-underline-style="none" fo:font-weight="normal" officeooo:rsid="0017b71b" officeooo:paragraph-rsid="0017b71b" fo:background-color="transparent" style:font-size-asian="17.5pt" style:font-weight-asian="normal" style:font-size-complex="20pt" style:font-weight-complex="normal"/>
    </style:style>
    <style:style style:name="P11" style:family="paragraph" style:parent-style-name="Standard">
      <style:text-properties fo:color="#000000" fo:font-size="20pt" style:text-underline-style="none" fo:font-weight="normal" officeooo:rsid="0017ebc4" officeooo:paragraph-rsid="0017ebc4" fo:background-color="transparent" style:font-size-asian="17.5pt" style:font-weight-asian="normal" style:font-size-complex="20pt" style:font-weight-complex="normal"/>
    </style:style>
    <style:style style:name="P12" style:family="paragraph" style:parent-style-name="Standard">
      <style:text-properties fo:color="#000000" fo:font-size="20pt" style:text-underline-style="none" fo:font-weight="normal" officeooo:rsid="001c43e8" officeooo:paragraph-rsid="001c43e8" fo:background-color="transparent" style:font-size-asian="17.5pt" style:font-weight-asian="normal" style:font-size-complex="20pt" style:font-weight-complex="normal"/>
    </style:style>
    <style:style style:name="P13" style:family="paragraph" style:parent-style-name="Standard">
      <style:text-properties fo:color="#000000" fo:font-size="20pt" style:text-underline-style="none" fo:font-weight="normal" officeooo:rsid="001de760" officeooo:paragraph-rsid="001de760" fo:background-color="transparent" style:font-size-asian="17.5pt" style:font-weight-asian="normal" style:font-size-complex="20pt" style:font-weight-complex="normal"/>
    </style:style>
    <style:style style:name="P14" style:family="paragraph" style:parent-style-name="Standard">
      <style:text-properties fo:color="#000000" fo:font-size="20pt" style:text-underline-style="none" fo:font-weight="bold" officeooo:rsid="0014d056" officeooo:paragraph-rsid="0014d056" fo:background-color="transparent" style:font-size-asian="17.5pt" style:font-weight-asian="bold" style:font-size-complex="20pt" style:font-weight-complex="bold"/>
    </style:style>
    <style:style style:name="P15" style:family="paragraph" style:parent-style-name="Standard">
      <style:text-properties fo:color="#000000" fo:font-size="20pt" style:text-underline-style="solid" style:text-underline-type="double" style:text-underline-width="auto" style:text-underline-color="font-color" fo:font-weight="normal" officeooo:rsid="00154635" officeooo:paragraph-rsid="00154635" fo:background-color="transparent" style:font-size-asian="17.5pt" style:font-weight-asian="normal" style:font-size-complex="20pt" style:font-weight-complex="normal"/>
    </style:style>
    <style:style style:name="P16" style:family="paragraph" style:parent-style-name="Standard">
      <style:text-properties fo:color="#000000" fo:font-size="26pt" style:text-underline-style="none" fo:font-weight="bold" officeooo:rsid="0017b71b" officeooo:paragraph-rsid="0017b71b" fo:background-color="transparent" style:font-size-asian="26pt" style:font-weight-asian="bold" style:font-size-complex="26pt" style:font-weight-complex="bold"/>
    </style:style>
    <style:style style:name="P17" style:family="paragraph" style:parent-style-name="Standard">
      <style:text-properties fo:color="#000000" fo:font-size="26pt" style:text-underline-style="none" fo:font-weight="bold" officeooo:rsid="0014d056" officeooo:paragraph-rsid="0014d056" fo:background-color="transparent" style:font-size-asian="26pt" style:font-weight-asian="bold" style:font-size-complex="26pt" style:font-weight-complex="bold"/>
    </style:style>
    <style:style style:name="P18" style:family="paragraph" style:parent-style-name="Standard">
      <style:text-properties fo:color="#000000" fo:font-size="26pt" style:text-underline-style="none" fo:font-weight="bold" officeooo:rsid="00154635" officeooo:paragraph-rsid="00154635" fo:background-color="transparent" style:font-size-asian="26pt" style:font-weight-asian="bold" style:font-size-complex="26pt" style:font-weight-complex="bold"/>
    </style:style>
    <style:style style:name="P19" style:family="paragraph" style:parent-style-name="Standard">
      <style:text-properties fo:color="#000000" fo:font-size="26pt" style:text-underline-style="none" fo:font-weight="normal" officeooo:rsid="0014d056" officeooo:paragraph-rsid="0014d056" fo:background-color="transparent" style:font-size-asian="26pt" style:font-weight-asian="normal" style:font-size-complex="26pt" style:font-weight-complex="normal"/>
    </style:style>
    <style:style style:name="P20" style:family="paragraph" style:parent-style-name="Standard">
      <style:text-properties fo:color="#000000" fo:font-size="18pt" officeooo:rsid="001037db" officeooo:paragraph-rsid="001037db" fo:background-color="transparent" style:font-size-asian="15.75pt" style:font-size-complex="18pt"/>
    </style:style>
    <style:style style:name="P21" style:family="paragraph" style:parent-style-name="Standard">
      <style:text-properties fo:color="#000000" fo:font-size="28pt" style:text-underline-style="none" fo:font-weight="bold" officeooo:rsid="001c43e8" officeooo:paragraph-rsid="001c43e8" fo:background-color="transparent" style:font-size-asian="28pt" style:font-weight-asian="bold" style:font-size-complex="28pt" style:font-weight-complex="bold"/>
    </style:style>
    <style:style style:name="P22" style:family="paragraph" style:parent-style-name="Standard">
      <style:text-properties fo:color="#ff3333" fo:font-size="20pt" style:text-underline-style="none" fo:font-weight="bold" officeooo:rsid="001c43e8" officeooo:paragraph-rsid="001c43e8" fo:background-color="transparent" style:font-size-asian="17.5pt" style:font-weight-asian="bold" style:font-size-complex="20pt" style:font-weight-complex="bold"/>
    </style:style>
    <style:style style:name="P23" style:family="paragraph" style:parent-style-name="Standard">
      <style:text-properties fo:color="#ff3333" fo:font-size="20pt" style:text-underline-style="none" fo:font-weight="normal" officeooo:rsid="001c43e8" officeooo:paragraph-rsid="001c43e8" fo:background-color="transparent" style:font-size-asian="17.5pt" style:font-weight-asian="normal" style:font-size-complex="20pt" style:font-weight-complex="normal"/>
    </style:style>
    <style:style style:name="P24" style:family="paragraph" style:parent-style-name="Standard">
      <style:text-properties fo:color="#ff3333" fo:font-size="20pt" style:text-underline-style="none" fo:font-weight="normal" officeooo:rsid="001de760" officeooo:paragraph-rsid="001de760" fo:background-color="transparent" style:font-size-asian="17.5pt" style:font-weight-asian="normal" style:font-size-complex="20pt" style:font-weight-complex="normal"/>
    </style:style>
    <style:style style:name="P25" style:family="paragraph" style:parent-style-name="Standard">
      <style:text-properties fo:color="#00cc33" fo:font-size="20pt" style:text-underline-style="none" fo:font-weight="normal" officeooo:rsid="001c43e8" officeooo:paragraph-rsid="001c43e8" fo:background-color="transparent" style:font-size-asian="17.5pt" style:font-weight-asian="normal" style:font-size-complex="20pt" style:font-weight-complex="normal"/>
    </style:style>
    <style:style style:name="P26" style:family="paragraph" style:parent-style-name="Standard">
      <style:text-properties fo:color="#00cc33" fo:font-size="20pt" style:text-underline-style="none" fo:font-weight="normal" officeooo:rsid="001de760" officeooo:paragraph-rsid="001de760" fo:background-color="transparent" style:font-size-asian="17.5pt" style:font-weight-asian="normal" style:font-size-complex="20pt" style:font-weight-complex="normal"/>
    </style:style>
    <style:style style:name="P27" style:family="paragraph" style:parent-style-name="Standard">
      <style:text-properties fo:color="#000000" fo:font-size="20pt" style:text-underline-style="none" fo:font-weight="normal" officeooo:rsid="0024e926" officeooo:paragraph-rsid="0024e926" fo:background-color="transparent" style:font-size-asian="17.5pt" style:font-weight-asian="normal" style:font-size-complex="20pt" style:font-weight-complex="normal"/>
    </style:style>
    <style:style style:name="P28" style:family="paragraph" style:parent-style-name="Standard">
      <style:text-properties fo:color="#000000" fo:font-size="20pt" style:text-underline-style="none" fo:font-weight="normal" officeooo:rsid="0017b71b" officeooo:paragraph-rsid="0017b71b" fo:background-color="transparent" style:font-size-asian="17.5pt" style:font-weight-asian="normal" style:font-size-complex="20pt" style:font-weight-complex="normal"/>
    </style:style>
    <style:style style:name="P29" style:family="paragraph" style:parent-style-name="Standard">
      <style:text-properties fo:color="#000000" fo:font-size="20pt" style:text-underline-style="none" fo:font-weight="normal" officeooo:rsid="001de760" officeooo:paragraph-rsid="001de760" fo:background-color="transparent" style:font-size-asian="17.5pt" style:font-weight-asian="normal" style:font-size-complex="20pt" style:font-weight-complex="normal"/>
    </style:style>
    <style:style style:name="P30" style:family="paragraph" style:parent-style-name="Standard">
      <style:text-properties fo:color="#000000" fo:font-size="20pt" style:text-underline-style="none" fo:font-weight="normal" officeooo:rsid="00272b36" officeooo:paragraph-rsid="00272b36" fo:background-color="transparent" style:font-size-asian="17.5pt" style:font-weight-asian="normal" style:font-size-complex="20pt" style:font-weight-complex="normal"/>
    </style:style>
    <style:style style:name="P31" style:family="paragraph" style:parent-style-name="Standard">
      <style:text-properties fo:color="#000000" fo:font-size="20pt" style:text-underline-style="none" fo:font-weight="normal" officeooo:rsid="001c43e8" officeooo:paragraph-rsid="001c43e8" fo:background-color="transparent" style:font-size-asian="17.5pt" style:font-weight-asian="normal" style:font-size-complex="20pt" style:font-weight-complex="normal"/>
    </style:style>
    <style:style style:name="P32" style:family="paragraph" style:parent-style-name="Standard">
      <style:text-properties fo:color="#000000" fo:font-size="20pt" style:text-underline-style="none" fo:font-weight="bold" officeooo:rsid="0017ebc4" officeooo:paragraph-rsid="0017ebc4" fo:background-color="transparent" style:font-size-asian="17.5pt" style:font-weight-asian="bold" style:font-size-complex="20pt" style:font-weight-complex="bold"/>
    </style:style>
    <style:style style:name="P33" style:family="paragraph" style:parent-style-name="Standard">
      <style:text-properties fo:color="#000000" fo:font-size="26pt" style:text-underline-style="none" fo:font-weight="bold" officeooo:rsid="0024e926" officeooo:paragraph-rsid="0024e926" fo:background-color="transparent" style:font-size-asian="26pt" style:font-weight-asian="bold" style:font-size-complex="26pt" style:font-weight-complex="bold"/>
    </style:style>
    <style:style style:name="P34" style:family="paragraph" style:parent-style-name="Standard">
      <style:text-properties fo:color="#000000" fo:font-size="26pt" style:text-underline-style="none" fo:font-weight="bold" officeooo:rsid="00272b36" officeooo:paragraph-rsid="00272b36" fo:background-color="transparent" style:font-size-asian="26pt" style:font-weight-asian="bold" style:font-size-complex="26pt" style:font-weight-complex="bold"/>
    </style:style>
    <style:style style:name="P35" style:family="paragraph" style:parent-style-name="Standard">
      <style:text-properties fo:color="#000000" fo:font-size="16pt" style:text-underline-style="none" fo:font-weight="bold" officeooo:rsid="0024e926" officeooo:paragraph-rsid="0024e926" fo:background-color="transparent" style:font-size-asian="14pt" style:font-weight-asian="bold" style:font-size-complex="16pt" style:font-weight-complex="bold"/>
    </style:style>
    <style:style style:name="P36" style:family="paragraph" style:parent-style-name="Standard">
      <style:text-properties fo:color="#000000" fo:font-size="16pt" style:text-underline-style="none" fo:font-weight="normal" officeooo:rsid="0024e926" officeooo:paragraph-rsid="0024e926" fo:background-color="transparent" style:font-size-asian="14pt" style:font-weight-asian="normal" style:font-size-complex="16pt" style:font-weight-complex="normal"/>
    </style:style>
    <style:style style:name="T1" style:family="text">
      <style:text-properties fo:color="#000000"/>
    </style:style>
    <style:style style:name="T2" style:family="text">
      <style:text-properties officeooo:rsid="00116a36"/>
    </style:style>
    <style:style style:name="T3" style:family="text">
      <style:text-properties officeooo:rsid="0013a427"/>
    </style:style>
    <style:style style:name="T4" style:family="text">
      <style:text-properties officeooo:rsid="0019a496"/>
    </style:style>
    <style:style style:name="T5" style:family="text">
      <style:text-properties fo:color="#00cc33"/>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24pt" fo:font-weight="bold" style:font-size-asian="24pt" style:font-weight-asian="bold" style:font-size-complex="2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 PURPOSE MACRO PRE-PROCESSOR</text:p>
      <text:p text:style-name="P2">Documentation <text:span text:style-name="T2">(Part - 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span text:style-name="T1">Submitted By:</text:span></text:p>
      <text:p text:style-name="P20"><text:tab/><text:tab/><text:tab/><text:tab/><text:tab/><text:tab/><text:tab/>Uditi Arora</text:p>
      <text:p text:style-name="P20"><text:tab/><text:tab/><text:tab/><text:tab/><text:tab/><text:tab/><text:tab/>(2016UCP1415)</text:p>
      <text:p text:style-name="P20"/>
      <text:p text:style-name="P20"><text:soft-page-break/></text:p>
      <text:p text:style-name="P3">Introduction</text:p>
      <text:p text:style-name="P4">The pre-processor has been designed for Assembly Language (NASM/GAS). This pre-processor allows the users to define <text:s/><text:span text:style-name="T3">macros with any number of parameters,the format for which has been covered in detail in this document . The preproceesor reads from a .asm file and writes the whole code again after expansion into a new file.</text:span></text:p>
      <text:p text:style-name="P4"/>
      <text:p text:style-name="P5">The basic purpose of designing this macro processor is to make the work of the programmer easier by reducing the work of copying/writing the same statements with different variables again. <text:s/>It’s functions essentially involve substitution of one group of characters or lines for another.</text:p>
      <text:p text:style-name="P5"/>
      <text:p text:style-name="P6">The design of this pre-processor is not directly related to the architecture of the computer on which it is to run.</text:p>
      <text:p text:style-name="P6">This model supports nested macros <text:span text:style-name="T4">(number of levels depend on the stack mantaining function calls) </text:span>as well but use of lables is not allowed because of implementation problems. One of the features of this pre – processor is that it does not dispaly comments everytime a macro is called.</text:p>
      <text:p text:style-name="P6"/>
      <text:p text:style-name="P6">The final file does not include the defined macro because invocated macros have already been expanded and the orignal macros are no longer needed.</text:p>
      <text:p text:style-name="P6"/>
      <text:p text:style-name="P6"/>
      <text:p text:style-name="P6"/>
      <text:p text:style-name="P6"/>
      <text:p text:style-name="P6"/>
      <text:p text:style-name="P6"><text:soft-page-break/></text:p>
      <text:p text:style-name="P6"/>
      <text:p text:style-name="P17">Defining a Macro</text:p>
      <text:p text:style-name="P19"/>
      <text:p text:style-name="P7">The keyword used here in order to define a macro is “#DEF”. Every macro to be declared starts with this and ends with the keyword “END” . The arguments are declared one in each line. The name of the macro follows the rules of C – style variable naming.</text:p>
      <text:p text:style-name="P7">These can be declared in the following syntax:</text:p>
      <text:p text:style-name="P7"><text:tab/>#DEF macro_name</text:p>
      <text:p text:style-name="P7"><text:tab/><text:tab/>&amp;arg1</text:p>
      <text:p text:style-name="P7"><text:tab/><text:tab/>&amp;arg2</text:p>
      <text:p text:style-name="P7"><text:tab/><text:tab/>.</text:p>
      <text:p text:style-name="P7"><text:tab/><text:tab/>.</text:p>
      <text:p text:style-name="P7"><text:tab/><text:tab/>.</text:p>
      <text:p text:style-name="P7"><text:tab/><text:tab/>&amp;argN</text:p>
      <text:p text:style-name="P7"><text:tab/></text:p>
      <text:p text:style-name="P7"><text:tab/><text:tab/>macro body(code<text:tab/>)</text:p>
      <text:p text:style-name="P7"><text:tab/><text:tab/>.</text:p>
      <text:p text:style-name="P7"><text:tab/><text:tab/>.</text:p>
      <text:p text:style-name="P7"><text:tab/><text:tab/>.<text:tab/></text:p>
      <text:p text:style-name="P7"><text:tab/><text:tab/>.</text:p>
      <text:p text:style-name="P7"><text:tab/><text:tab/></text:p>
      <text:p text:style-name="P7"><text:tab/>END</text:p>
      <text:p text:style-name="P7"/>
      <text:p text:style-name="P34">Single Line Macros</text:p>
      <text:p text:style-name="P30">These can be defined using “$DEF” . The parameters to be passed are enclosed within () and the content ,that is, the code is within {} braces.</text:p>
      <text:p text:style-name="P30"><text:soft-page-break/>These facilitate felxibility and are stored in a different manner.</text:p>
      <text:p text:style-name="P30"/>
      <text:p text:style-name="P14">Some Important points to be taken care of:</text:p>
      <text:p text:style-name="P7">1. &amp; can only be used as a prefix for parameters and not for variables.</text:p>
      <text:p text:style-name="P7">2. Only one parameter can be written in one line.</text:p>
      <text:p text:style-name="P8">3. Leave a line after END statement(preferably).</text:p>
      <text:p text:style-name="P7"/>
      <text:p text:style-name="P7"/>
      <text:p text:style-name="P7"/>
      <text:p text:style-name="P18">Invocation of a Macro</text:p>
      <text:p text:style-name="P9">The invocation format is a bit different from the definition format . In this the parameters can be passed in one line separated by commas.</text:p>
      <text:p text:style-name="P9">The following illustrates this:</text:p>
      <text:p text:style-name="P9"><text:tab/>macro_name <text:s text:c="2"/>arg1,arg2,...,argN</text:p>
      <text:p text:style-name="P9"><text:tab/></text:p>
      <text:p text:style-name="P15"/>
      <text:p text:style-name="P15"/>
      <text:p text:style-name="P16">Comments in Macro Definitions</text:p>
      <text:p text:style-name="P10">A comment starts with // in the defintion of macro.</text:p>
      <text:p text:style-name="P10">It does not appear in the expanded code.</text:p>
      <text:p text:style-name="P10"/>
      <text:p text:style-name="P10"/>
      <text:p text:style-name="P33">If – Else Statements</text:p>
      <text:p text:style-name="P35">Syntax:</text:p>
      <text:p text:style-name="P35"><text:tab/><text:span text:style-name="T6">#DEF macro1 </text:span></text:p>
      <text:p text:style-name="P36"><text:tab/>&amp;arg1</text:p>
      <text:p text:style-name="P36"><text:tab/>&amp;arg2</text:p>
      <text:p text:style-name="P35"/>
      <text:p text:style-name="P36"><text:soft-page-break/><text:tab/>#IF &amp;arg1 &lt;= &amp;arg2 and &amp;arg1 &gt;= 0 :</text:p>
      <text:p text:style-name="P36"><text:tab/></text:p>
      <text:p text:style-name="P36"><text:tab/><text:tab/>line1</text:p>
      <text:p text:style-name="P36"><text:tab/><text:tab/>line2</text:p>
      <text:p text:style-name="P36"><text:tab/><text:tab/>#IF &amp;arg1 &gt;= 0 :</text:p>
      <text:p text:style-name="P36"><text:tab/><text:tab/><text:tab/>.</text:p>
      <text:p text:style-name="P36"><text:tab/><text:tab/><text:tab/>.</text:p>
      <text:p text:style-name="P36"><text:tab/><text:tab/><text:tab/>.</text:p>
      <text:p text:style-name="P36"><text:tab/><text:tab/><text:tab/>.</text:p>
      <text:p text:style-name="P36"><text:tab/><text:tab/>#ENIF</text:p>
      <text:p text:style-name="P36"><text:tab/><text:tab/></text:p>
      <text:p text:style-name="P36"><text:tab/>#ENIF</text:p>
      <text:p text:style-name="P36"><text:tab/>#ELSE:</text:p>
      <text:p text:style-name="P36"><text:tab/><text:tab/>line3</text:p>
      <text:p text:style-name="P36"><text:tab/><text:tab/>line4</text:p>
      <text:p text:style-name="P36"><text:tab/>#ENELSE</text:p>
      <text:p text:style-name="P36"><text:tab/></text:p>
      <text:p text:style-name="P36"><text:tab/>print it</text:p>
      <text:p text:style-name="P36">END</text:p>
      <text:p text:style-name="P35"/>
      <text:p text:style-name="P33"/>
      <text:p text:style-name="P15"/>
      <text:p text:style-name="P32">Features Covered:</text:p>
      <text:p text:style-name="P11">1. No restriction on number of arguments.</text:p>
      <text:p text:style-name="P11">2. Nested Macros supported.</text:p>
      <text:p text:style-name="P11">3. Proper replacement of arguments without disturbing the indentation of the code.</text:p>
      <text:p text:style-name="P11">4. Comments are removed before expansion.</text:p>
      <text:p text:style-name="P27">5. If-else statements upto any level of nesting.</text:p>
      <text:p text:style-name="P27">6. While loops with variable parameters.</text:p>
      <text:p text:style-name="P27"/>
      <text:p text:style-name="P15"/>
      <text:p text:style-name="P7"><text:tab/></text:p>
      <text:p text:style-name="P7"/>
      <text:p text:style-name="P7"/>
      <text:p text:style-name="P7"><text:soft-page-break/></text:p>
      <text:p text:style-name="P7"/>
      <text:p text:style-name="P7"/>
      <text:p text:style-name="P21">Some Examples Are:</text:p>
      <text:p text:style-name="P12"/>
      <text:p text:style-name="P12">The following code calculates the largest of three numbers.</text:p>
      <text:p text:style-name="P12">In this macro has been used to print</text:p>
      <text:p text:style-name="P12"/>
      <text:p text:style-name="P22">The code is :</text:p>
      <text:p text:style-name="P12"/>
      <text:p text:style-name="P25">#DEF macro_to_print</text:p>
      <text:p text:style-name="P25"><text:tab/>&amp;msg1</text:p>
      <text:p text:style-name="P25"><text:tab/>&amp;len1</text:p>
      <text:p text:style-name="P25"><text:tab/>mov eax,4</text:p>
      <text:p text:style-name="P25"><text:tab/>mov ebx,1<text:tab/><text:tab/><text:tab/>// commments</text:p>
      <text:p text:style-name="P25"><text:tab/>mov ecx,&amp;msg1<text:tab/></text:p>
      <text:p text:style-name="P25"><text:tab/>mov edx,&amp;len1</text:p>
      <text:p text:style-name="P25"><text:tab/>int 80h</text:p>
      <text:p text:style-name="P25">END<text:tab/><text:tab/></text:p>
      <text:p text:style-name="P25"/>
      <text:p text:style-name="P25"/>
      <text:p text:style-name="P12"/>
      <text:p text:style-name="P12">section .data</text:p>
      <text:p text:style-name="P12"><text:tab/>numb1 dd '80'</text:p>
      <text:p text:style-name="P12"><text:tab/>numb2 dd '99'</text:p>
      <text:p text:style-name="P12"><text:tab/>numb3 dd '90'</text:p>
      <text:p text:style-name="P12"><text:tab/>msg1: db "the greatest number is:"</text:p>
      <text:p text:style-name="P12"><text:tab/>len1 equ $-msg1</text:p>
      <text:p text:style-name="P12"/>
      <text:p text:style-name="P12">section .bss</text:p>
      <text:p text:style-name="P12"><text:tab/>lrgst resb 2</text:p>
      <text:p text:style-name="P12"><text:soft-page-break/>section .text </text:p>
      <text:p text:style-name="P12"><text:tab/>global _start</text:p>
      <text:p text:style-name="P12">_start:</text:p>
      <text:p text:style-name="P12"><text:tab/>mov ecx,[numb1]</text:p>
      <text:p text:style-name="P12"><text:tab/>cmp ecx,[numb2]</text:p>
      <text:p text:style-name="P12"><text:tab/>jg thirdnum</text:p>
      <text:p text:style-name="P12"><text:tab/>mov ecx,[numb2]</text:p>
      <text:p text:style-name="P12"><text:tab/></text:p>
      <text:p text:style-name="P12"><text:tab/>thirdnum:</text:p>
      <text:p text:style-name="P12"><text:tab/><text:tab/>cmp ecx,[numb3]</text:p>
      <text:p text:style-name="P12"><text:tab/><text:tab/>jg _exit</text:p>
      <text:p text:style-name="P12"><text:tab/><text:tab/>mov ecx,[numb3]</text:p>
      <text:p text:style-name="P12"><text:tab/>_exit:</text:p>
      <text:p text:style-name="P12"><text:tab/><text:tab/>mov [lrgst],ecx</text:p>
      <text:p text:style-name="P12"><text:tab/><text:tab/><text:span text:style-name="T5">macro_to_print msg1,len1</text:span></text:p>
      <text:p text:style-name="P25"><text:tab/><text:tab/></text:p>
      <text:p text:style-name="P25"><text:tab/><text:tab/>macro_to_print lrgst,2</text:p>
      <text:p text:style-name="P12"><text:tab/><text:tab/></text:p>
      <text:p text:style-name="P12"><text:tab/><text:tab/>mov eax,1</text:p>
      <text:p text:style-name="P12"><text:tab/><text:tab/>mov ebx,0</text:p>
      <text:p text:style-name="P12"><text:tab/><text:tab/>int 80h </text:p>
      <text:p text:style-name="P12"><text:tab/><text:tab/></text:p>
      <text:p text:style-name="P12"/>
      <text:p text:style-name="P12"/>
      <text:p text:style-name="P23">Output of the pre-processor:</text:p>
      <text:p text:style-name="P12"/>
      <text:p text:style-name="P12">section .data</text:p>
      <text:p text:style-name="P12"><text:tab/>numb1 dd '80'</text:p>
      <text:p text:style-name="P12"><text:tab/>numb2 dd '99'</text:p>
      <text:p text:style-name="P12"><text:tab/>numb3 dd '90'</text:p>
      <text:p text:style-name="P12"><text:tab/>msg1: db "the greatest number is:"</text:p>
      <text:p text:style-name="P12"><text:soft-page-break/><text:tab/>len1 equ $-msg1</text:p>
      <text:p text:style-name="P12"/>
      <text:p text:style-name="P12">section .bss</text:p>
      <text:p text:style-name="P12"><text:tab/>lrgst resb 2</text:p>
      <text:p text:style-name="P12">section .text </text:p>
      <text:p text:style-name="P12"><text:tab/>global _start</text:p>
      <text:p text:style-name="P12">_start:</text:p>
      <text:p text:style-name="P12"><text:tab/>mov ecx,[numb1]</text:p>
      <text:p text:style-name="P12"><text:tab/>cmp ecx,[numb2]</text:p>
      <text:p text:style-name="P12"><text:tab/>jg thirdnum</text:p>
      <text:p text:style-name="P12"><text:tab/>mov ecx,[numb2]</text:p>
      <text:p text:style-name="P12"><text:tab/></text:p>
      <text:p text:style-name="P12"><text:tab/>thirdnum:</text:p>
      <text:p text:style-name="P12"><text:tab/><text:tab/>cmp ecx,[numb3]</text:p>
      <text:p text:style-name="P12"><text:tab/><text:tab/>jg _exit</text:p>
      <text:p text:style-name="P12"><text:tab/><text:tab/>mov ecx,[numb3]</text:p>
      <text:p text:style-name="P12"><text:tab/>_exit:</text:p>
      <text:p text:style-name="P12"><text:tab/><text:tab/>mov [lrgst],ecx</text:p>
      <text:p text:style-name="P12"><text:tab/><text:span text:style-name="T5">mov eax,4</text:span></text:p>
      <text:p text:style-name="P25"><text:tab/>mov ebx,1<text:tab/><text:tab/><text:tab/></text:p>
      <text:p text:style-name="P25"><text:tab/>mov ecx,msg1<text:tab/></text:p>
      <text:p text:style-name="P25"><text:tab/>mov edx,len1</text:p>
      <text:p text:style-name="P25"><text:tab/>int 80h</text:p>
      <text:p text:style-name="P25"><text:tab/><text:tab/></text:p>
      <text:p text:style-name="P25"><text:tab/>mov eax,4</text:p>
      <text:p text:style-name="P25"><text:tab/>mov ebx,1<text:tab/><text:tab/><text:tab/></text:p>
      <text:p text:style-name="P25"><text:tab/>mov ecx,lrgst<text:tab/></text:p>
      <text:p text:style-name="P25"><text:tab/>mov edx,2</text:p>
      <text:p text:style-name="P25"><text:tab/>int 80h</text:p>
      <text:p text:style-name="P12"><text:tab/><text:tab/></text:p>
      <text:p text:style-name="P12"><text:tab/><text:tab/>mov eax,1</text:p>
      <text:p text:style-name="P12"><text:soft-page-break/><text:tab/><text:tab/>mov ebx,0</text:p>
      <text:p text:style-name="P12"><text:tab/><text:tab/>int 80h </text:p>
      <text:p text:style-name="P12"><text:tab/><text:tab/></text:p>
      <text:p text:style-name="P13">Same example can be run using nested macro :</text:p>
      <text:p text:style-name="P13"/>
      <text:p text:style-name="P26">#DEF macro_to_print</text:p>
      <text:p text:style-name="P26"><text:tab/>&amp;msg1</text:p>
      <text:p text:style-name="P26"><text:tab/>&amp;len1</text:p>
      <text:p text:style-name="P26"><text:tab/>mov eax,4</text:p>
      <text:p text:style-name="P26"><text:tab/>mov ebx,1<text:tab/><text:tab/><text:tab/>// comments</text:p>
      <text:p text:style-name="P26"><text:tab/>mov ecx,&amp;msg1<text:tab/><text:tab/><text:tab/>// comments</text:p>
      <text:p text:style-name="P26"/>
      <text:p text:style-name="P26"><text:tab/>#DEF nested_macro</text:p>
      <text:p text:style-name="P26"><text:tab/>&amp;len1</text:p>
      <text:p text:style-name="P26"><text:tab/></text:p>
      <text:p text:style-name="P26"><text:tab/>mov edx,&amp;len1<text:tab/><text:tab/>// nested macro</text:p>
      <text:p text:style-name="P26"><text:tab/>END</text:p>
      <text:p text:style-name="P26"><text:tab/>int 80h</text:p>
      <text:p text:style-name="P26">END<text:tab/><text:tab/></text:p>
      <text:p text:style-name="P26"/>
      <text:p text:style-name="P26"/>
      <text:p text:style-name="P13"/>
      <text:p text:style-name="P13">section .data</text:p>
      <text:p text:style-name="P13"><text:tab/>numb1 dd '80'</text:p>
      <text:p text:style-name="P13"><text:tab/>numb2 dd '99'</text:p>
      <text:p text:style-name="P13"><text:tab/>numb3 dd '90'</text:p>
      <text:p text:style-name="P13"><text:tab/>msg1: db "the greatest number is:"</text:p>
      <text:p text:style-name="P13"><text:tab/>len1 equ $-msg1</text:p>
      <text:p text:style-name="P13"/>
      <text:p text:style-name="P13">section .bss</text:p>
      <text:p text:style-name="P13"><text:tab/>lrgst resb 2</text:p>
      <text:p text:style-name="P13"><text:soft-page-break/>section .text </text:p>
      <text:p text:style-name="P13"><text:tab/>global _start</text:p>
      <text:p text:style-name="P13">_start:</text:p>
      <text:p text:style-name="P13"><text:tab/>mov ecx,[numb1]</text:p>
      <text:p text:style-name="P13"><text:tab/>cmp ecx,[numb2]</text:p>
      <text:p text:style-name="P13"><text:tab/>jg thirdnum</text:p>
      <text:p text:style-name="P13"><text:tab/>mov ecx,[numb2]</text:p>
      <text:p text:style-name="P13"><text:tab/></text:p>
      <text:p text:style-name="P13"><text:tab/>thirdnum:</text:p>
      <text:p text:style-name="P13"><text:tab/><text:tab/>cmp ecx,[numb3]</text:p>
      <text:p text:style-name="P13"><text:tab/><text:tab/>jg _exit</text:p>
      <text:p text:style-name="P13"><text:tab/><text:tab/>mov ecx,[numb3]</text:p>
      <text:p text:style-name="P13"><text:tab/>_exit:</text:p>
      <text:p text:style-name="P13"><text:tab/><text:tab/>mov [lrgst],ecx</text:p>
      <text:p text:style-name="P13"><text:tab/><text:tab/><text:span text:style-name="T5">macro_to_print msg1,len1</text:span></text:p>
      <text:p text:style-name="P26"><text:tab/><text:tab/></text:p>
      <text:p text:style-name="P26"><text:tab/><text:tab/>macro_to_print lrgst,2</text:p>
      <text:p text:style-name="P26"><text:tab/><text:tab/></text:p>
      <text:p text:style-name="P13"><text:tab/><text:tab/>mov eax,1</text:p>
      <text:p text:style-name="P13"><text:tab/><text:tab/>mov ebx,0</text:p>
      <text:p text:style-name="P13"><text:tab/><text:tab/>int 80h </text:p>
      <text:p text:style-name="P13"><text:tab/><text:tab/></text:p>
      <text:p text:style-name="P13"/>
      <text:p text:style-name="P24">The result is:</text:p>
      <text:p text:style-name="P13"><text:tab/></text:p>
      <text:p text:style-name="P13"/>
      <text:p text:style-name="P13"/>
      <text:p text:style-name="P13">section .data</text:p>
      <text:p text:style-name="P13"><text:tab/>numb1 dd '80'</text:p>
      <text:p text:style-name="P13"><text:tab/>numb2 dd '99'</text:p>
      <text:p text:style-name="P13"><text:tab/>numb3 dd '90'</text:p>
      <text:p text:style-name="P13"><text:soft-page-break/><text:tab/>msg1: db "the greatest number is:"</text:p>
      <text:p text:style-name="P13"><text:tab/>len1 equ $-msg1</text:p>
      <text:p text:style-name="P13"/>
      <text:p text:style-name="P13">section .bss</text:p>
      <text:p text:style-name="P13"><text:tab/>lrgst resb 2</text:p>
      <text:p text:style-name="P13">section .text </text:p>
      <text:p text:style-name="P13"><text:tab/>global _start</text:p>
      <text:p text:style-name="P13">_start:</text:p>
      <text:p text:style-name="P13"><text:tab/>mov ecx,[numb1]</text:p>
      <text:p text:style-name="P13"><text:tab/>cmp ecx,[numb2]</text:p>
      <text:p text:style-name="P13"><text:tab/>jg thirdnum</text:p>
      <text:p text:style-name="P13"><text:tab/>mov ecx,[numb2]</text:p>
      <text:p text:style-name="P13"><text:tab/></text:p>
      <text:p text:style-name="P13"><text:tab/>thirdnum:</text:p>
      <text:p text:style-name="P13"><text:tab/><text:tab/>cmp ecx,[numb3]</text:p>
      <text:p text:style-name="P13"><text:tab/><text:tab/>jg _exit</text:p>
      <text:p text:style-name="P13"><text:tab/><text:tab/>mov ecx,[numb3]</text:p>
      <text:p text:style-name="P13"><text:tab/>_exit:</text:p>
      <text:p text:style-name="P13"><text:tab/><text:tab/>mov [lrgst],ecx</text:p>
      <text:p text:style-name="P13"><text:tab/><text:span text:style-name="T5">mov eax,4</text:span></text:p>
      <text:p text:style-name="P26"><text:tab/>mov ebx,1<text:tab/><text:tab/><text:tab/></text:p>
      <text:p text:style-name="P26"><text:tab/>mov ecx,msg1<text:tab/><text:tab/><text:tab/></text:p>
      <text:p text:style-name="P26"/>
      <text:p text:style-name="P26"><text:tab/></text:p>
      <text:p text:style-name="P26"><text:tab/>mov edx,len1<text:tab/><text:tab/></text:p>
      <text:p text:style-name="P26"><text:tab/>int 80h</text:p>
      <text:p text:style-name="P26"><text:tab/><text:tab/></text:p>
      <text:p text:style-name="P26"><text:tab/>mov eax,4</text:p>
      <text:p text:style-name="P26"><text:tab/>mov ebx,1<text:tab/><text:tab/><text:tab/></text:p>
      <text:p text:style-name="P26"><text:tab/>mov ecx,lrgst<text:tab/><text:tab/><text:tab/></text:p>
      <text:p text:style-name="P26"/>
      <text:p text:style-name="P26"><text:soft-page-break/><text:tab/></text:p>
      <text:p text:style-name="P26"><text:tab/>mov edx,2<text:tab/><text:tab/></text:p>
      <text:p text:style-name="P26"><text:tab/>int 80h</text:p>
      <text:p text:style-name="P26"><text:tab/><text:tab/></text:p>
      <text:p text:style-name="P13"><text:tab/><text:tab/>mov eax,1</text:p>
      <text:p text:style-name="P13"><text:tab/><text:tab/>mov ebx,0</text:p>
      <text:p text:style-name="P13"><text:tab/><text:tab/>int 80h </text:p>
      <text:p text:style-name="P13"><text:tab/><text:tab/></text:p>
      <text:p text:style-name="P12"/>
      <text:p text:style-name="P30"><text:span text:style-name="T8">NOTE:</text:span> In the code implemented, the “name” list works as the Nametab, “matrix” list works as Argtab and “content” list works as DataTab. These data structures are different for single line and multiline macros. “If” statements are evaluated after substitution of parameters.</text:p>
      <text:p text:style-name="P30">The implementation of this macro-processor is different from the one provided in NASM. Usage of variables and special symbols has been kept in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0:04:13.819255983</meta:creation-date>
    <dc:date>2018-03-22T22:03:15.260195286</dc:date>
    <meta:editing-duration>PT1H22M13S</meta:editing-duration>
    <meta:editing-cycles>14</meta:editing-cycles>
    <meta:generator>LibreOffice/5.1.6.2$Linux_X86_64 LibreOffice_project/10m0$Build-2</meta:generator>
    <meta:document-statistic meta:table-count="0" meta:image-count="0" meta:object-count="0" meta:page-count="12" meta:paragraph-count="246" meta:word-count="911" meta:character-count="5572" meta:non-whitespace-character-count="4555"/>
  </office:meta>
</office:document-meta>
</file>